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User Manual (SUM)</text:p>
      <text:p text:style-name="Author">Development Team</text:p>
      <text:p text:style-name="Date">2024-06-26</text:p>
      <text:h text:style-name="Heading_20_1" text:outline-level="1"><text:bookmark-start text:name="software-user-manual-sum"/>Software User Manual (SUM)<text:bookmark-end text:name="software-user-manual-su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UM-001: Manual Identification</text:span> - The manual <text:span text:style-name="T1">shall</text:span> be identified by the following information: - <text:span text:style-name="T1">Manual Name</text:span>: [Manual Name] - <text:span text:style-name="T1">Manual Identifier</text:span>: [SUM-001] - <text:span text:style-name="T1">Version</text:span>: 1.0 - <text:span text:style-name="T1">Classification</text:span>: [Unclassified/Classified Level]</text:p>
      <text:h text:style-name="Heading_20_3" text:outline-level="3"><text:bookmark-start text:name="manual-overview"/>1.2 Manual Overview<text:bookmark-end text:name="manual-overview"/></text:h>
      <text:p text:style-name="First_20_paragraph"><text:span text:style-name="T1">SUM-002: Manual Purpose</text:span> - The manual <text:span text:style-name="T1">shall</text:span> provide user instructions and guidance - The manual <text:span text:style-name="T1">shall</text:span> describe software features and functionality - The manual <text:span text:style-name="T1">shall</text:span> cover troubleshooting and help procedure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UM-003: Referenced Standards</text:span> - MIL-STD-498: Software Development and Documentation - [Other applicable standards]</text:p>
      <text:h text:style-name="Heading_20_2" text:outline-level="2"><text:bookmark-start text:name="software-overview"/>3. Software Overview<text:bookmark-end text:name="software-overview"/></text:h>
      <text:p text:style-name="First_20_paragraph"><text:span text:style-name="T1">SUM-004: Software Description</text:span> - The manual <text:span text:style-name="T1">shall</text:span> describe the software system and its purpose - The manual <text:span text:style-name="T1">shall</text:span> specify software features and capabilities - The manual <text:span text:style-name="T1">shall</text:span> provide system requirements and compatibility</text:p>
      <text:h text:style-name="Heading_20_2" text:outline-level="2"><text:bookmark-start text:name="getting-started"/>4. Getting Started<text:bookmark-end text:name="getting-started"/></text:h>
      <text:h text:style-name="Heading_20_3" text:outline-level="3"><text:bookmark-start text:name="installation-and-setup"/>4.1 Installation and Setup<text:bookmark-end text:name="installation-and-setup"/></text:h>
      <text:p text:style-name="First_20_paragraph"><text:span text:style-name="T1">SUM-005: Initial Setup</text:span> - The manual <text:span text:style-name="T1">shall</text:span> provide installation and setup instructions - The manual <text:span text:style-name="T1">shall</text:span> describe system requirements and prerequisites - The manual <text:span text:style-name="T1">shall</text:span> include configuration procedures</text:p>
      <text:h text:style-name="Heading_20_3" text:outline-level="3"><text:bookmark-start text:name="first-use"/>4.2 First Use<text:bookmark-end text:name="first-use"/></text:h>
      <text:p text:style-name="First_20_paragraph"><text:span text:style-name="T1">SUM-006: Getting Started</text:span> - The manual <text:span text:style-name="T1">shall</text:span> provide getting started instructions - The manual <text:span text:style-name="T1">shall</text:span> describe basic navigation and interface - The manual <text:span text:style-name="T1">shall</text:span> include tutorial or walkthrough procedures</text:p>
      <text:h text:style-name="Heading_20_2" text:outline-level="2"><text:bookmark-start text:name="user-interface"/>5. User Interface<text:bookmark-end text:name="user-interface"/></text:h>
      <text:p text:style-name="First_20_paragraph"><text:span text:style-name="T1">SUM-007: Interface Description</text:span> - The manual <text:span text:style-name="T1">shall</text:span> describe the user interface components - The manual <text:span text:style-name="T1">shall</text:span> specify menu structures and navigation - The manual <text:span text:style-name="T1">shall</text:span> define user interaction patterns</text:p>
      <text:h text:style-name="Heading_20_2" text:outline-level="2"><text:bookmark-start text:name="features-and-functions"/>6. Features and Functions<text:bookmark-end text:name="features-and-functions"/></text:h>
      <text:h text:style-name="Heading_20_3" text:outline-level="3"><text:bookmark-start text:name="core-features"/>6.1 Core Features<text:bookmark-end text:name="core-features"/></text:h>
      <text:p text:style-name="First_20_paragraph"><text:span text:style-name="T1">SUM-008: Feature Descriptions</text:span> - The manual <text:span text:style-name="T1">shall</text:span> describe all software features and functions - The manual <text:span text:style-name="T1">shall</text:span> provide step-by-step usage instructions - The manual <text:span text:style-name="T1">shall</text:span> include examples and use cases</text:p>
      <text:h text:style-name="Heading_20_3" text:outline-level="3"><text:bookmark-start text:name="advanced-features"/>6.2 Advanced Features<text:bookmark-end text:name="advanced-features"/></text:h>
      <text:p text:style-name="First_20_paragraph"><text:span text:style-name="T1">SUM-009: Advanced Usage</text:span> - The manual <text:span text:style-name="T1">shall</text:span> describe advanced features and capabilities - The manual <text:span text:style-name="T1">shall</text:span> provide advanced usage instructions - The manual <text:span text:style-name="T1">shall</text:span> include tips and best practices</text:p>
      <text:h text:style-name="Heading_20_2" text:outline-level="2"><text:bookmark-start text:name="data-management"/>7. Data Management<text:bookmark-end text:name="data-management"/></text:h>
      <text:p text:style-name="First_20_paragraph"><text:span text:style-name="T1">SUM-010: Data Operations</text:span> - The manual <text:span text:style-name="T1">shall</text:span> describe data input and output procedures - The manual <text:span text:style-name="T1">shall</text:span> specify data storage and retrieval methods - The manual <text:span text:style-name="T1">shall</text:span> include data backup and recovery procedures</text:p>
      <text:h text:style-name="Heading_20_2" text:outline-level="2"><text:bookmark-start text:name="troubleshooting"/>8. Troubleshooting<text:bookmark-end text:name="troubleshooting"/></text:h>
      <text:p text:style-name="First_20_paragraph"><text:span text:style-name="T1">SUM-011: Problem Resolution</text:span> - The manual <text:span text:style-name="T1">shall</text:span> provide troubleshooting procedures - The manual <text:span text:style-name="T1">shall</text:span> include common problem solutions - The manual <text:span text:style-name="T1">shall</text:span> describe help and support resources</text:p>
      <text:h text:style-name="Heading_20_2" text:outline-level="2"><text:bookmark-start text:name="notes"/>9. Notes<text:bookmark-end text:name="notes"/></text:h>
      <text:list text:style-name="L1">
        <text:list-item>
          <text:p text:style-name="P1"><text:span text:style-name="T1">SUM</text:span>: Software User Manual</text:p>
        </text:list-item>
        <text:list-item>
          <text:p text:style-name="P1"><text:span text:style-name="T1">User</text:span>: End user of the software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User Manual (SUM)</dc:title>
    <dc:description/>
    <dc:subject/>
    <meta:keyword/>
    <meta:initial-creator>Development Team</meta:initial-creator>
    <dc:creator>Development Team</dc:creator>
    <meta:creation-date>2025-06-27T03:46:22Z</meta:creation-date>
    <dc:date>2025-06-27T03:46:22Z</dc:date>
    <meta:user-defined meta:name="date" meta:value-type="string">2024-06-26</meta:user-defined>
    <meta:user-defined meta:name="document_type" meta:value-type="string">Software User Manual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